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.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se místní nabídka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 + <text:span text:style-name="OOoKeystroke">⌘</text:span> + 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 + 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 + 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 + 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á nástrojová lišta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 + 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 + 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 + Enter</text:span>.</text:p>
      <text:list xml:id="list105646065398464" text:continue-numbering="true" text:style-name="OOoBullets_20_1">
        <text:list-item>
          <text:p text:style-name="P31">Kombinaci <text:span text:style-name="OOoKeystroke">Ctrl + 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 + Enter</text:span> stiskneme na ikoně nástroje pro výběr objektů. Pokud vybraný objekt chceme upravit nebo přesunout, musíme nejdříve stisknutím <text:span text:style-name="OOoKeystroke">Ctrl + 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em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doleva, doprava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 + 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 + 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 + 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 + *</text:span> (znak násobení, pouze na numerické klávesnici)</text:p>
          </table:table-cell>
          <table:table-cell table:style-name="Table3.A2" office:value-type="string">
            <text:p text:style-name="P11">Spustí pole makra.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 + Ctrl + 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 + 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 + 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 + F4</text:span> nebo <text:span text:style-name="OOoKeystroke">Alt + 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S</text:span></text:p>
          </table:table-cell>
          <table:table-cell table:style-name="Table5.B11" office:value-type="string">
            <text:p text:style-name="OOoTableText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N</text:span></text:p>
          </table:table-cell>
          <table:table-cell table:style-name="Table5.B9" office:value-type="string">
            <text:p text:style-name="OOoTableText">Vytvoří se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Ctrl + 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 + 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 + 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 + 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 + Shift + V</text:span></text:p>
          </table:table-cell>
          <table:table-cell table:style-name="Table6.A3" office:value-type="string">
            <text:p text:style-name="OOoTableText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 + A</text:span></text:p>
          </table:table-cell>
          <table:table-cell table:style-name="Table6.A2" office:value-type="string">
            <text:p text:style-name="OOoTableText">Vybere s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 + Z</text:span></text:p>
          </table:table-cell>
          <table:table-cell table:style-name="Table6.A3" office:value-type="string">
            <text:p text:style-name="OOoTableText">Vrátí se poslední akce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 + Y</text:span></text:p>
          </table:table-cell>
          <table:table-cell table:style-name="Table6.A2" office:value-type="string">
            <text:p text:style-name="OOoTableText">Znovu se provede poslední akce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 + Shift + Y</text:span></text:p>
          </table:table-cell>
          <table:table-cell table:style-name="Table6.A3" office:value-type="string">
            <text:p text:style-name="OOoTableText">Zopakuje s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 + 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 + 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 + Shift + F</text:span></text:p>
          </table:table-cell>
          <table:table-cell table:style-name="Table6.A3" office:value-type="string">
            <text:p text:style-name="OOoTableText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 + Shift + 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 + Shift + 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ne se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 + mezerník</text:span></text:p>
          </table:table-cell>
          <table:table-cell table:style-name="Table12.A2" office:value-type="string">
            <text:p text:style-name="P13">Označí se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 + 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 + 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 + šipka nahoru/dolů/doleva/doprava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se režim výběru bodů pro vybraný grafický objekt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Shift + 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 na ikoně Výběr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grafický objekt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